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78in"/>
    </style:style>
    <style:style style:name="P1" style:family="paragraph" style:parent-style-name="Table_20_Contents">
      <style:text-properties officeooo:rsid="001914fc" officeooo:paragraph-rsid="001914fc"/>
    </style:style>
    <style:style style:name="P2" style:family="paragraph" style:parent-style-name="Table_20_Contents">
      <style:paragraph-properties fo:text-align="center" style:justify-single-word="false"/>
      <style:text-properties officeooo:rsid="001914fc" officeooo:paragraph-rsid="001914fc"/>
    </style:style>
    <style:style style:name="P3" style:family="paragraph" style:parent-style-name="Table_20_Contents">
      <style:paragraph-properties fo:text-align="center" style:justify-single-word="false"/>
      <style:text-properties officeooo:paragraph-rsid="001914fc"/>
    </style:style>
    <style:style style:name="T1" style:family="text">
      <style:text-properties officeooo:rsid="001914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SR NO</text:p>
          </table:table-cell>
          <table:table-cell table:style-name="Table1.B1" office:value-type="string">
            <text:p text:style-name="P2">Functionalit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Registration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Login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3"><text:span text:style-name="T1">CRUD manufacturer</text:span>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3"><text:span text:style-name="T1">CRUD model</text:span>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View inventory</text:p>
          </table:table-cell>
        </table:table-row>
        <table:table-row table:style-name="Table1.7"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CRUD user</text:p>
          </table:table-cell>
        </table:table-row>
        <table:table-row table:style-name="Table1.7"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Change password (good to have)</text:p>
          </table:table-cell>
        </table:table-row>
        <table:table-row table:style-name="Table1.7"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Transaction manage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9T11:45:47.963000000</meta:creation-date>
    <dc:date>2020-01-29T11:56:34.224000000</dc:date>
    <meta:editing-duration>PT6S</meta:editing-duration>
    <meta:editing-cycles>1</meta:editing-cycles>
    <meta:document-statistic meta:table-count="1" meta:image-count="0" meta:object-count="0" meta:page-count="1" meta:paragraph-count="18" meta:word-count="28" meta:character-count="145" meta:non-whitespace-character-count="135"/>
    <meta:generator>LibreOffice/6.3.3.2$Windows_X86_64 LibreOffice_project/a64200df03143b798afd1ec74a12ab50359878ed</meta:generator>
  </office:meta>
</office:document-meta>
</file>